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12.52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232.02mm"/>
    </style:style>
    <style:style style:name="co15" style:family="table-column">
      <style:table-column-properties fo:break-before="auto" style:column-width="326.21mm"/>
    </style:style>
    <style:style style:name="co16" style:family="table-column">
      <style:table-column-properties fo:break-before="auto" style:column-width="114.64mm"/>
    </style:style>
    <style:style style:name="co17" style:family="table-column">
      <style:table-column-properties fo:break-before="auto" style:column-width="53.34mm"/>
    </style:style>
    <style:style style:name="co18" style:family="table-column">
      <style:table-column-properties fo:break-before="auto" style:column-width="206.96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3.34mm"/>
    </style:style>
    <style:style style:name="co24" style:family="table-column">
      <style:table-column-properties fo:break-before="auto" style:column-width="35.1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3.76mm"/>
    </style:style>
    <style:style style:name="co27" style:family="table-column">
      <style:table-column-properties fo:break-before="auto" style:column-width="18.5mm"/>
    </style:style>
    <style:style style:name="co28" style:family="table-column">
      <style:table-column-properties fo:break-before="auto" style:column-width="37.31mm"/>
    </style:style>
    <style:style style:name="co29" style:family="table-column">
      <style:table-column-properties fo:break-before="auto" style:column-width="19.05mm"/>
    </style:style>
    <style:style style:name="co30" style:family="table-column">
      <style:table-column-properties fo:break-before="auto" style:column-width="46.57mm"/>
    </style:style>
    <style:style style:name="co31" style:family="table-column">
      <style:table-column-properties fo:break-before="auto" style:column-width="20.73mm"/>
    </style:style>
    <style:style style:name="co32" style:family="table-column">
      <style:table-column-properties fo:break-before="auto" style:column-width="183.55mm"/>
    </style:style>
    <style:style style:name="co33" style:family="table-column">
      <style:table-column-properties fo:break-before="auto" style:column-width="21.5mm"/>
    </style:style>
    <style:style style:name="co34" style:family="table-column">
      <style:table-column-properties fo:break-before="auto" style:column-width="25.31mm"/>
    </style:style>
    <style:style style:name="co35" style:family="table-column">
      <style:table-column-properties fo:break-before="auto" style:column-width="54.19mm"/>
    </style:style>
    <style:style style:name="co36" style:family="table-column">
      <style:table-column-properties fo:break-before="auto" style:column-width="58.81mm"/>
    </style:style>
    <style:style style:name="co37" style:family="table-column">
      <style:table-column-properties fo:break-before="auto" style:column-width="77.88mm"/>
    </style:style>
    <style:style style:name="co38" style:family="table-column">
      <style:table-column-properties fo:break-before="auto" style:column-width="121.44mm"/>
    </style:style>
    <style:style style:name="co39" style:family="table-column">
      <style:table-column-properties fo:break-before="auto" style:column-width="113.82mm"/>
    </style:style>
    <style:style style:name="co40" style:family="table-column">
      <style:table-column-properties fo:break-before="auto" style:column-width="32.07mm"/>
    </style:style>
    <style:style style:name="co41" style:family="table-column">
      <style:table-column-properties fo:break-before="auto" style:column-width="19.88mm"/>
    </style:style>
    <style:style style:name="co42" style:family="table-column">
      <style:table-column-properties fo:break-before="auto" style:column-width="89.57mm"/>
    </style:style>
    <style:style style:name="co43" style:family="table-column">
      <style:table-column-properties fo:break-before="auto" style:column-width="19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2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74pt solid #000000" style:shrink-to-fit="true"/>
    </style:style>
    <style:style style:name="ce75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9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121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2"/>
      <style:map style:condition="cell-content()=&quot;Follows&quot;" style:apply-style-name="Light_20_orange_20_bg" style:base-cell-address="'Master Action List'.O2"/>
      <style:map style:condition="cell-content()=&quot;Buffered&quot;" style:apply-style-name="Yellow_20_bg" style:base-cell-address="'Master Action List'.O2"/>
      <style:map style:condition="cell-content()=&quot;Combined&quot;" style:apply-style-name="Light_20_blue_20_bg" style:base-cell-address="'Master Action List'.O2"/>
      <style:map style:condition="cell-content()=&quot;Special&quot;" style:apply-style-name="Green_20_bg" style:base-cell-address="'Master Action List'.O2"/>
      <style:map style:condition="cell-content()=&quot;Prerequisite&quot;" style:apply-style-name="Blue_20_bg" style:base-cell-address="'Master Action List'.O2"/>
      <style:map style:condition="cell-content()=&quot;Unpossible?&quot;" style:apply-style-name="Light_20_gray_20_bg" style:base-cell-address="'Master Action List'.O2"/>
      <style:map style:condition="cell-content()=&quot;§§§&quot;" style:apply-style-name="Dark_20_gray_20_bg" style:base-cell-address="'Master Action List'.O2"/>
      <style:map style:condition="cell-content()=&quot;???&quot;" style:apply-style-name="Purple_20_bg" style:base-cell-address="'Master Action List'.O2"/>
      <style:map style:condition="cell-content()=&quot;No effect&quot;" style:apply-style-name="Light_20_gray_20_bg" style:base-cell-address="'Master Action List'.O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9"/>
      <style:map style:condition="cell-content()=&quot;Follows&quot;" style:apply-style-name="Light_20_orange_20_bg" style:base-cell-address="'Master Action List'.O9"/>
      <style:map style:condition="cell-content()=&quot;Buffered&quot;" style:apply-style-name="Yellow_20_bg" style:base-cell-address="'Master Action List'.O9"/>
      <style:map style:condition="cell-content()=&quot;Combined&quot;" style:apply-style-name="Light_20_blue_20_bg" style:base-cell-address="'Master Action List'.O9"/>
      <style:map style:condition="cell-content()=&quot;Special&quot;" style:apply-style-name="Green_20_bg" style:base-cell-address="'Master Action List'.O9"/>
      <style:map style:condition="cell-content()=&quot;Prerequisite&quot;" style:apply-style-name="Blue_20_bg" style:base-cell-address="'Master Action List'.O9"/>
      <style:map style:condition="cell-content()=&quot;Unpossible?&quot;" style:apply-style-name="Light_20_gray_20_bg" style:base-cell-address="'Master Action List'.O9"/>
      <style:map style:condition="cell-content()=&quot;§§§&quot;" style:apply-style-name="Dark_20_gray_20_bg" style:base-cell-address="'Master Action List'.O9"/>
      <style:map style:condition="cell-content()=&quot;???&quot;" style:apply-style-name="Purple_20_bg" style:base-cell-address="'Master Action List'.O9"/>
      <style:map style:condition="cell-content()=&quot;No effect&quot;" style:apply-style-name="Light_20_gray_20_bg" style:base-cell-address="'Master Action List'.O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3"/>
      <style:map style:condition="cell-content()=&quot;Follows&quot;" style:apply-style-name="Light_20_orange_20_bg" style:base-cell-address="'Master Action List'.O13"/>
      <style:map style:condition="cell-content()=&quot;Buffered&quot;" style:apply-style-name="Yellow_20_bg" style:base-cell-address="'Master Action List'.O13"/>
      <style:map style:condition="cell-content()=&quot;Combined&quot;" style:apply-style-name="Light_20_blue_20_bg" style:base-cell-address="'Master Action List'.O13"/>
      <style:map style:condition="cell-content()=&quot;Special&quot;" style:apply-style-name="Green_20_bg" style:base-cell-address="'Master Action List'.O13"/>
      <style:map style:condition="cell-content()=&quot;Prerequisite&quot;" style:apply-style-name="Blue_20_bg" style:base-cell-address="'Master Action List'.O13"/>
      <style:map style:condition="cell-content()=&quot;Unpossible?&quot;" style:apply-style-name="Light_20_gray_20_bg" style:base-cell-address="'Master Action List'.O13"/>
      <style:map style:condition="cell-content()=&quot;§§§&quot;" style:apply-style-name="Dark_20_gray_20_bg" style:base-cell-address="'Master Action List'.O13"/>
      <style:map style:condition="cell-content()=&quot;???&quot;" style:apply-style-name="Purple_20_bg" style:base-cell-address="'Master Action List'.O13"/>
      <style:map style:condition="cell-content()=&quot;No effect&quot;" style:apply-style-name="Light_20_gray_20_bg" style:base-cell-address="'Master Action List'.O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8"/>
      <style:map style:condition="cell-content()=&quot;Follows&quot;" style:apply-style-name="Light_20_orange_20_bg" style:base-cell-address="'Master Action List'.O18"/>
      <style:map style:condition="cell-content()=&quot;Buffered&quot;" style:apply-style-name="Yellow_20_bg" style:base-cell-address="'Master Action List'.O18"/>
      <style:map style:condition="cell-content()=&quot;Combined&quot;" style:apply-style-name="Light_20_blue_20_bg" style:base-cell-address="'Master Action List'.O18"/>
      <style:map style:condition="cell-content()=&quot;Special&quot;" style:apply-style-name="Green_20_bg" style:base-cell-address="'Master Action List'.O18"/>
      <style:map style:condition="cell-content()=&quot;Prerequisite&quot;" style:apply-style-name="Blue_20_bg" style:base-cell-address="'Master Action List'.O18"/>
      <style:map style:condition="cell-content()=&quot;Unpossible?&quot;" style:apply-style-name="Light_20_gray_20_bg" style:base-cell-address="'Master Action List'.O18"/>
      <style:map style:condition="cell-content()=&quot;§§§&quot;" style:apply-style-name="Dark_20_gray_20_bg" style:base-cell-address="'Master Action List'.O18"/>
      <style:map style:condition="cell-content()=&quot;???&quot;" style:apply-style-name="Purple_20_bg" style:base-cell-address="'Master Action List'.O18"/>
      <style:map style:condition="cell-content()=&quot;No effect&quot;" style:apply-style-name="Light_20_gray_20_bg" style:base-cell-address="'Master Action List'.O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44" style:family="table-cell" style:parent-style-name="Default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shrink-to-fit="true"/>
    </style:style>
    <style:style style:name="ce146" style:family="table-cell" style:parent-style-name="Default">
      <style:table-cell-properties style:shrink-to-fit="false"/>
    </style:style>
    <style:style style:name="ce147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0.06pt solid #000000"/>
    </style:style>
    <style:style style:name="ce14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>
      <style:table-cell-properties fo:background-color="#ffffcc" fo:border="0.06pt solid #000000"/>
    </style:style>
    <style:style style:name="ce152" style:family="table-cell" style:parent-style-name="Default">
      <style:table-cell-properties fo:background-color="#00ff00" fo:border="0.06pt solid #000000"/>
    </style:style>
    <style:style style:name="ce153" style:family="table-cell" style:parent-style-name="Default">
      <style:table-cell-properties fo:background-color="transparent" fo:border="0.06pt solid #000000"/>
    </style:style>
    <style:style style:name="ce15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78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1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Mechanics Test'.G23"/>
      <style:map style:condition="cell-content()=&quot;Follows&quot;" style:apply-style-name="Light_20_orange_20_bg" style:base-cell-address="'Mechanics Test'.G23"/>
      <style:map style:condition="cell-content()=&quot;Buffers&quot;" style:apply-style-name="Yellow_20_bg" style:base-cell-address="'Mechanics Test'.G23"/>
      <style:map style:condition="cell-content()=&quot;Mutual&quot;" style:apply-style-name="Light_20_blue_20_bg" style:base-cell-address="'Mechanics Test'.G23"/>
      <style:map style:condition="cell-content()=&quot;Special&quot;" style:apply-style-name="Green_20_bg" style:base-cell-address="'Mechanics Test'.G23"/>
      <style:map style:condition="cell-content()=&quot;Prereq&quot;" style:apply-style-name="Blue_20_bg" style:base-cell-address="'Mechanics Test'.G23"/>
      <style:map style:condition="cell-content()=&quot;Impossible?&quot;" style:apply-style-name="Light_20_gray_20_bg" style:base-cell-address="'Mechanics Test'.G23"/>
      <style:map style:condition="cell-content()=&quot;§§§&quot;" style:apply-style-name="Dark_20_gray_20_bg" style:base-cell-address="'Mechanics Test'.G23"/>
      <style:map style:condition="cell-content()=&quot;???&quot;" style:apply-style-name="Purple_20_bg" style:base-cell-address="'Mechanics Test'.G23"/>
      <style:map style:condition="cell-content()=&quot;No effect&quot;" style:apply-style-name="Light_20_gray_20_bg" style:base-cell-address="'Mechanics Test'.G23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3" style:family="table-cell" style:parent-style-name="Default"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5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8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3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37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6e6e6" fo:border="0.74pt solid #000000" style:shrink-to-fit="true"/>
    </style:style>
    <style:style style:name="ce139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/>
    </style:style>
    <style:style style:name="ce184" style:family="table-cell" style:parent-style-name="Default">
      <style:table-cell-properties fo:background-color="#e6e6e6"/>
    </style:style>
    <style:style style:name="ce185" style:family="table-cell" style:parent-style-name="Default">
      <style:table-cell-properties fo:background-color="#00b8ff"/>
    </style:style>
    <style:style style:name="ce186" style:family="table-cell" style:parent-style-name="Default">
      <style:table-cell-properties fo:background-color="#00cccc" fo:border="0.06pt solid #000000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0000ff"/>
    </style:style>
    <style:style style:name="ce190" style:family="table-cell" style:parent-style-name="Default">
      <style:table-cell-properties fo:background-color="#99ccff"/>
    </style:style>
    <style:style style:name="ce191" style:family="table-cell" style:parent-style-name="Default">
      <style:table-cell-properties fo:background-color="#00ae00"/>
    </style:style>
    <style:style style:name="ce192" style:family="table-cell" style:parent-style-name="Default">
      <style:table-cell-properties fo:background-color="#ff8080"/>
    </style:style>
    <style:style style:name="ce193" style:family="table-cell" style:parent-style-name="Default">
      <style:table-cell-properties fo:background-color="#ffff00"/>
    </style:style>
    <style:style style:name="ce194" style:family="table-cell" style:parent-style-name="Default">
      <style:table-cell-properties fo:background-color="#ff9966"/>
    </style:style>
    <style:style style:name="ce195" style:family="table-cell" style:parent-style-name="Default">
      <style:table-cell-properties fo:background-color="#9966cc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169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170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71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172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173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174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27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7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Reactions.$A$3:$Reactions.$A$15])" table:allow-empty-cell="true" table:display-list="unsorted" table:base-cell-address="'Input Lists'.D93"/>
        <table:content-validation table:name="val3" table:condition="of:cell-content-is-in-list([$'Master Action List'.$B$3:$'Master Action List'.$B$67])" table:allow-empty-cell="true" table:display-list="sort-ascending" table:base-cell-address="'Input Lists'.D26"/>
        <table:content-validation table:name="val4" table:condition="of:cell-content-is-in-list([$'Modifier List'.$B$2:.$B$50])" table:allow-empty-cell="true" table:display-list="sort-ascending" table:base-cell-address="'Mechanics Test'.F2"/>
        <table:content-validation table:name="val5" table:condition="of:cell-content-is-in-list([$Reactions.$A$3:$Reactions.$A$15])" table:allow-empty-cell="true" table:display-list="unsorted" table:base-cell-address="'Input Lists'.F93"/>
        <table:content-validation table:name="val6" table:condition="of:cell-content-is-in-list([$'Master Action List'.$B$3:$'Master Action List'.$B$67])" table:allow-empty-cell="true" table:display-list="sort-ascending" table:base-cell-address="'Input Lists'.G26"/>
        <table:content-validation table:name="val7" table:condition="of:cell-content-is-in-list([$'Modifier List'.$B$2:.$B$50])" table:allow-empty-cell="true" table:display-list="sort-ascending" table:base-cell-address="'Mechanics Test'.I2"/>
        <table:content-validation table:name="val8" table:condition="of:cell-content-is-in-list(#REF!)" table:allow-empty-cell="true" table:display-list="unsorted" table:base-cell-address="'Master Action List'.M345"/>
        <table:content-validation table:name="val9" table:condition="of:cell-content-is-in-list([$'Master Action List'.$B$3:$'Master Action List'.$B$67])" table:allow-empty-cell="true" table:display-list="sort-ascending" table:base-cell-address="'Input Lists'.I26"/>
        <table:content-validation table:name="val10" table:condition="of:cell-content-is-in-list([$'Modifier List'.$B$2:.$B$50])" table:allow-empty-cell="true" table:display-list="sort-ascending" table:base-cell-address="'Mechanics Test'.L2"/>
        <table:content-validation table:name="val11" table:condition="of:cell-content-is-in-list([$'Master Action List'.$B$3:$'Master Action List'.$B$67])" table:allow-empty-cell="true" table:display-list="sort-ascending" table:base-cell-address="'Input Lists'.K26"/>
        <table:content-validation table:name="val12" table:condition="of:cell-content-is-in-list([$'Modifier List'.$B$2:.$B$50])" table:allow-empty-cell="true" table:display-list="sort-ascending" table:base-cell-address="'Mechanics Test'.O2"/>
        <table:content-validation table:name="val13" table:condition="of:cell-content-is-in-list([$'Master Action List'.$B$3:$'Master Action List'.$B$67])" table:allow-empty-cell="true" table:display-list="sort-ascending" table:base-cell-address="'Input Lists'.M26"/>
        <table:content-validation table:name="val14" table:condition="of:cell-content-is-in-list([$'Modifier List'.$B$2:.$B$50])" table:allow-empty-cell="true" table:display-list="sort-ascending" table:base-cell-address="'Mechanics Test'.R2"/>
        <table:content-validation table:name="val15" table:base-cell-address="'Input Lists'.N1">
          <table:error-message table:message-type="stop" table:display="true"/>
        </table:content-validation>
        <table:content-validation table:name="val16" table:condition="of:cell-content-is-in-list([$Reactions.$A$3:$Reactions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17" table:condition="of:cell-content-is-in-list([$Reactions.$A$3:$Reactions.$A$15])" table:allow-empty-cell="true" table:display-list="unsorted" table:base-cell-address="'Mechanics Test'.D1">
          <table:error-message table:message-type="stop" table:display="true"/>
        </table:content-validation>
        <table:content-validation table:name="val18" table:condition="of:cell-content-is-in-list([$Reactions.$A$3:$Reactions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19" table:condition="of:cell-content-is-in-list([$Reactions.$A$3:$Reactions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0" table:condition="of:cell-content-is-in-list([$Reactions.$A$3:$Reactions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1" table:condition="of:cell-content-is-in-list([$Reactions.$A$3:$Reactions.$A$15])" table:allow-empty-cell="true" table:display-list="unsorted" table:base-cell-address="'Mechanics Test'.P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3"/>
        <table:table-column table:style-name="co3" table:default-cell-style-name="ce95"/>
        <table:table-column table:style-name="co4" table:default-cell-style-name="ce98"/>
        <table:table-column table:style-name="co5" table:default-cell-style-name="ce98"/>
        <table:table-column table:style-name="co6" table:default-cell-style-name="ce98"/>
        <table:table-column table:style-name="co4" table:default-cell-style-name="ce98"/>
        <table:table-column table:style-name="co7" table:default-cell-style-name="ce98"/>
        <table:table-column table:style-name="co8" table:default-cell-style-name="ce43"/>
        <table:table-column table:style-name="co9" table:default-cell-style-name="ce43"/>
        <table:table-column table:style-name="co10" table:default-cell-style-name="ce49"/>
        <table:table-column table:style-name="co11" table:default-cell-style-name="ce53"/>
        <table:table-column table:style-name="co12" table:default-cell-style-name="ce3"/>
        <table:table-column table:style-name="co13" table:default-cell-style-name="ce3"/>
        <table:table-column table:style-name="co14" table:default-cell-style-name="ce145"/>
        <table:table-column table:style-name="co15" table:number-columns-repeated="2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number-columns-repeated="874" table:default-cell-style-name="ce145"/>
        <table:table-row table:style-name="ro1">
          <table:table-cell table:style-name="ce72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93" office:value-type="string" calcext:value-type="string">
            <text:p>Type</text:p>
          </table:table-cell>
          <table:table-cell table:style-name="ce97" office:value-type="string" calcext:value-type="string">
            <text:p>Phase</text:p>
          </table:table-cell>
          <table:table-cell table:style-name="ce97" office:value-type="string" calcext:value-type="string">
            <text:p>Hit</text:p>
          </table:table-cell>
          <table:table-cell table:style-name="ce97" office:value-type="string" calcext:value-type="string">
            <text:p>Frames</text:p>
          </table:table-cell>
          <table:table-cell table:style-name="ce97" office:value-type="string" calcext:value-type="string">
            <text:p>Color</text:p>
          </table:table-cell>
          <table:table-cell table:style-name="ce39" office:value-type="string" calcext:value-type="string">
            <text:p>&lt;DEF&gt;</text:p>
          </table:table-cell>
          <table:table-cell table:style-name="ce40" office:value-type="string" calcext:value-type="string">
            <text:p>&lt;Rage&gt;</text:p>
          </table:table-cell>
          <table:table-cell table:style-name="ce40" office:value-type="string" calcext:value-type="string">
            <text:p>&lt;Test&gt;</text:p>
          </table:table-cell>
          <table:table-cell table:style-name="ce45" office:value-type="string" calcext:value-type="string">
            <text:p>&lt;LAM&gt;</text:p>
          </table:table-cell>
          <table:table-cell table:style-name="ce50" office:value-type="string" calcext:value-type="string">
            <text:p>&lt;BLAM&gt;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7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1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4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4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/>
          <table:table-cell table:number-columns-repeated="879"/>
        </table:table-row>
        <table:table-row table:style-name="ro1" table:number-rows-repeated="1046552">
          <table:table-cell table:content-validation-name="val1"/>
          <table:table-cell table:number-columns-repeated="893"/>
        </table:table-row>
        <table:table-row table:style-name="ro1">
          <table:table-cell table:content-validation-name="val1"/>
          <table:table-cell table:number-columns-repeated="893"/>
        </table:table-row>
        <calcext:conditional-formats>
          <calcext:conditional-format calcext:target-range-address="'Master Action List'.P36:'Master Action List'.DP2020 'Master Action List'.O52:'Master Action List'.O57 'Master Action List'.O90:'Master Action List'.O2023 'Master Action List'.O3:'Master Action List'.DP8 'Master Action List'.O19:'Master Action List'.DP35 'Master Action List'.O10:'Master Action List'.DP12 'Master Action List'.O14:'Master Action List'.DP17 'Master Action List'.O59:'Master Action List'.O81 'Master Action List'.O36:'Master Action List'.O49">
            <calcext:condition calcext:apply-style-name="Red bg" calcext:value="=&quot;Interrupts&quot;" calcext:base-cell-address="'Master Action List'.O3"/>
            <calcext:condition calcext:apply-style-name="Light orange bg" calcext:value="=&quot;Follows&quot;" calcext:base-cell-address="'Master Action List'.O3"/>
            <calcext:condition calcext:apply-style-name="Yellow bg" calcext:value="=&quot;Buffered&quot;" calcext:base-cell-address="'Master Action List'.O3"/>
            <calcext:condition calcext:apply-style-name="Light blue bg" calcext:value="=&quot;Combined&quot;" calcext:base-cell-address="'Master Action List'.O3"/>
            <calcext:condition calcext:apply-style-name="Green bg" calcext:value="=&quot;Special&quot;" calcext:base-cell-address="'Master Action List'.O3"/>
            <calcext:condition calcext:apply-style-name="Blue bg" calcext:value="=&quot;Prerequisite&quot;" calcext:base-cell-address="'Master Action List'.O3"/>
            <calcext:condition calcext:apply-style-name="Light gray bg" calcext:value="=&quot;Unpossible?&quot;" calcext:base-cell-address="'Master Action List'.O3"/>
            <calcext:condition calcext:apply-style-name="Dark gray bg" calcext:value="=&quot;§§§&quot;" calcext:base-cell-address="'Master Action List'.O3"/>
            <calcext:condition calcext:apply-style-name="Dark gray bg" calcext:value="contains-text(&quot;!!&quot;)" calcext:base-cell-address="'Master Action List'.O3"/>
            <calcext:condition calcext:apply-style-name="Purple bg" calcext:value="=&quot;???&quot;" calcext:base-cell-address="'Master Action List'.O3"/>
            <calcext:condition calcext:apply-style-name="Light gray bg" calcext:value="=&quot;No effect&quot;" calcext:base-cell-address="'Master Action List'.O3"/>
          </calcext:conditional-format>
          <calcext:conditional-format calcext:target-range-address="'Master Action List'.O2:'Master Action List'.DP2">
            <calcext:condition calcext:apply-style-name="Red bg" calcext:value="=&quot;Interrupts&quot;" calcext:base-cell-address="'Master Action List'.O2"/>
            <calcext:condition calcext:apply-style-name="Light orange bg" calcext:value="=&quot;Follows&quot;" calcext:base-cell-address="'Master Action List'.O2"/>
            <calcext:condition calcext:apply-style-name="Yellow bg" calcext:value="=&quot;Buffered&quot;" calcext:base-cell-address="'Master Action List'.O2"/>
            <calcext:condition calcext:apply-style-name="Light blue bg" calcext:value="=&quot;Combined&quot;" calcext:base-cell-address="'Master Action List'.O2"/>
            <calcext:condition calcext:apply-style-name="Green bg" calcext:value="=&quot;Special&quot;" calcext:base-cell-address="'Master Action List'.O2"/>
            <calcext:condition calcext:apply-style-name="Blue bg" calcext:value="=&quot;Prerequisite&quot;" calcext:base-cell-address="'Master Action List'.O2"/>
            <calcext:condition calcext:apply-style-name="Light gray bg" calcext:value="=&quot;Unpossible?&quot;" calcext:base-cell-address="'Master Action List'.O2"/>
            <calcext:condition calcext:apply-style-name="Dark gray bg" calcext:value="=&quot;§§§&quot;" calcext:base-cell-address="'Master Action List'.O2"/>
            <calcext:condition calcext:apply-style-name="Dark gray bg" calcext:value="contains-text(&quot;!!&quot;)" calcext:base-cell-address="'Master Action List'.O2"/>
            <calcext:condition calcext:apply-style-name="Purple bg" calcext:value="=&quot;???&quot;" calcext:base-cell-address="'Master Action List'.O2"/>
            <calcext:condition calcext:apply-style-name="Light gray bg" calcext:value="=&quot;No effect&quot;" calcext:base-cell-address="'Master Action List'.O2"/>
          </calcext:conditional-format>
          <calcext:conditional-format calcext:target-range-address="'Master Action List'.O9:'Master Action List'.DP9">
            <calcext:condition calcext:apply-style-name="Red bg" calcext:value="=&quot;Interrupts&quot;" calcext:base-cell-address="'Master Action List'.O9"/>
            <calcext:condition calcext:apply-style-name="Light orange bg" calcext:value="=&quot;Follows&quot;" calcext:base-cell-address="'Master Action List'.O9"/>
            <calcext:condition calcext:apply-style-name="Yellow bg" calcext:value="=&quot;Buffered&quot;" calcext:base-cell-address="'Master Action List'.O9"/>
            <calcext:condition calcext:apply-style-name="Light blue bg" calcext:value="=&quot;Combined&quot;" calcext:base-cell-address="'Master Action List'.O9"/>
            <calcext:condition calcext:apply-style-name="Green bg" calcext:value="=&quot;Special&quot;" calcext:base-cell-address="'Master Action List'.O9"/>
            <calcext:condition calcext:apply-style-name="Blue bg" calcext:value="=&quot;Prerequisite&quot;" calcext:base-cell-address="'Master Action List'.O9"/>
            <calcext:condition calcext:apply-style-name="Light gray bg" calcext:value="=&quot;Unpossible?&quot;" calcext:base-cell-address="'Master Action List'.O9"/>
            <calcext:condition calcext:apply-style-name="Dark gray bg" calcext:value="=&quot;§§§&quot;" calcext:base-cell-address="'Master Action List'.O9"/>
            <calcext:condition calcext:apply-style-name="Dark gray bg" calcext:value="contains-text(&quot;!!&quot;)" calcext:base-cell-address="'Master Action List'.O9"/>
            <calcext:condition calcext:apply-style-name="Purple bg" calcext:value="=&quot;???&quot;" calcext:base-cell-address="'Master Action List'.O9"/>
            <calcext:condition calcext:apply-style-name="Light gray bg" calcext:value="=&quot;No effect&quot;" calcext:base-cell-address="'Master Action List'.O9"/>
          </calcext:conditional-format>
          <calcext:conditional-format calcext:target-range-address="'Master Action List'.O13:'Master Action List'.DP13">
            <calcext:condition calcext:apply-style-name="Red bg" calcext:value="=&quot;Interrupts&quot;" calcext:base-cell-address="'Master Action List'.O13"/>
            <calcext:condition calcext:apply-style-name="Light orange bg" calcext:value="=&quot;Follows&quot;" calcext:base-cell-address="'Master Action List'.O13"/>
            <calcext:condition calcext:apply-style-name="Yellow bg" calcext:value="=&quot;Buffered&quot;" calcext:base-cell-address="'Master Action List'.O13"/>
            <calcext:condition calcext:apply-style-name="Light blue bg" calcext:value="=&quot;Combined&quot;" calcext:base-cell-address="'Master Action List'.O13"/>
            <calcext:condition calcext:apply-style-name="Green bg" calcext:value="=&quot;Special&quot;" calcext:base-cell-address="'Master Action List'.O13"/>
            <calcext:condition calcext:apply-style-name="Blue bg" calcext:value="=&quot;Prerequisite&quot;" calcext:base-cell-address="'Master Action List'.O13"/>
            <calcext:condition calcext:apply-style-name="Light gray bg" calcext:value="=&quot;Unpossible?&quot;" calcext:base-cell-address="'Master Action List'.O13"/>
            <calcext:condition calcext:apply-style-name="Dark gray bg" calcext:value="=&quot;§§§&quot;" calcext:base-cell-address="'Master Action List'.O13"/>
            <calcext:condition calcext:apply-style-name="Dark gray bg" calcext:value="contains-text(&quot;!!&quot;)" calcext:base-cell-address="'Master Action List'.O13"/>
            <calcext:condition calcext:apply-style-name="Purple bg" calcext:value="=&quot;???&quot;" calcext:base-cell-address="'Master Action List'.O13"/>
            <calcext:condition calcext:apply-style-name="Light gray bg" calcext:value="=&quot;No effect&quot;" calcext:base-cell-address="'Master Action List'.O13"/>
          </calcext:conditional-format>
          <calcext:conditional-format calcext:target-range-address="'Master Action List'.O18:'Master Action List'.DP18">
            <calcext:condition calcext:apply-style-name="Red bg" calcext:value="=&quot;Interrupts&quot;" calcext:base-cell-address="'Master Action List'.O18"/>
            <calcext:condition calcext:apply-style-name="Light orange bg" calcext:value="=&quot;Follows&quot;" calcext:base-cell-address="'Master Action List'.O18"/>
            <calcext:condition calcext:apply-style-name="Yellow bg" calcext:value="=&quot;Buffered&quot;" calcext:base-cell-address="'Master Action List'.O18"/>
            <calcext:condition calcext:apply-style-name="Light blue bg" calcext:value="=&quot;Combined&quot;" calcext:base-cell-address="'Master Action List'.O18"/>
            <calcext:condition calcext:apply-style-name="Green bg" calcext:value="=&quot;Special&quot;" calcext:base-cell-address="'Master Action List'.O18"/>
            <calcext:condition calcext:apply-style-name="Blue bg" calcext:value="=&quot;Prerequisite&quot;" calcext:base-cell-address="'Master Action List'.O18"/>
            <calcext:condition calcext:apply-style-name="Light gray bg" calcext:value="=&quot;Unpossible?&quot;" calcext:base-cell-address="'Master Action List'.O18"/>
            <calcext:condition calcext:apply-style-name="Dark gray bg" calcext:value="=&quot;§§§&quot;" calcext:base-cell-address="'Master Action List'.O18"/>
            <calcext:condition calcext:apply-style-name="Dark gray bg" calcext:value="contains-text(&quot;!!&quot;)" calcext:base-cell-address="'Master Action List'.O18"/>
            <calcext:condition calcext:apply-style-name="Purple bg" calcext:value="=&quot;???&quot;" calcext:base-cell-address="'Master Action List'.O18"/>
            <calcext:condition calcext:apply-style-name="Light gray bg" calcext:value="=&quot;No effect&quot;" calcext:base-cell-address="'Master Action List'.O18"/>
          </calcext:conditional-format>
        </calcext:conditional-formats>
      </table:table>
      <table:table table:name="Input Lists" table:style-name="ta1">
        <table:table-column table:style-name="co20" table:default-cell-style-name="ce148"/>
        <table:table-column table:style-name="co21" table:default-cell-style-name="ce148"/>
        <table:table-column table:style-name="co22" table:default-cell-style-name="ce148"/>
        <table:table-column table:style-name="co8" table:default-cell-style-name="ce150"/>
        <table:table-column table:style-name="co23" table:default-cell-style-name="ce148"/>
        <table:table-column table:style-name="co19" table:number-columns-repeated="2" table:default-cell-style-name="Default"/>
        <table:table-row table:style-name="ro1">
          <table:table-cell table:style-name="ce147" office:value-type="string" calcext:value-type="string">
            <text:p>Input Group</text:p>
          </table:table-cell>
          <table:table-cell table:style-name="ce147" office:value-type="string" calcext:value-type="string">
            <text:p>Input Name</text:p>
          </table:table-cell>
          <table:table-cell table:style-name="ce147" office:value-type="string" calcext:value-type="string">
            <text:p>Input</text:p>
          </table:table-cell>
          <table:table-cell table:style-name="ce149" office:value-type="string" calcext:value-type="string">
            <text:p>Group</text:p>
          </table:table-cell>
          <table:table-cell table:style-name="ce147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table:number-columns-repeated="4"/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1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4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145"/>
        <table:table-column table:style-name="co28" table:default-cell-style-name="ce145"/>
        <table:table-column table:style-name="co27" table:number-columns-repeated="2" table:default-cell-style-name="ce145"/>
        <table:table-column table:style-name="co28" table:default-cell-style-name="ce145"/>
        <table:table-column table:style-name="co29" table:number-columns-repeated="2" table:default-cell-style-name="ce145"/>
        <table:table-column table:style-name="co28" table:default-cell-style-name="ce145"/>
        <table:table-column table:style-name="co27" table:number-columns-repeated="2" table:default-cell-style-name="ce145"/>
        <table:table-column table:style-name="co30" table:default-cell-style-name="ce145"/>
        <table:table-column table:style-name="co31" table:number-columns-repeated="2" table:default-cell-style-name="ce145"/>
        <table:table-column table:style-name="co30" table:default-cell-style-name="ce145"/>
        <table:table-column table:style-name="co3" table:default-cell-style-name="ce145"/>
        <table:table-column table:style-name="co32" table:default-cell-style-name="ce145"/>
        <table:table-column table:style-name="co15" table:number-columns-repeated="2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number-columns-repeated="874" table:default-cell-style-name="ce145"/>
        <table:table-row table:style-name="ro1">
          <table:table-cell table:style-name="ce72" office:value-type="string" calcext:value-type="string">
            <text:p>Animation Name</text:p>
          </table:table-cell>
          <table:table-cell table:style-name="ce72" office:value-type="string" calcext:value-type="string">
            <text:p>Modifiers</text:p>
          </table:table-cell>
          <table:table-cell table:style-name="ce72" office:value-type="string" calcext:value-type="string">
            <text:p>Input to Compare</text:p>
          </table:table-cell>
          <table:table-cell table:style-name="ce78" table:content-validation-name="val2"/>
          <table:table-cell table:style-name="ce81" table:content-validation-name="val3" office:value-type="string" calcext:value-type="string">
            <text:p>Phase 1 result</text:p>
          </table:table-cell>
          <table:table-cell table:style-name="ce81" table:content-validation-name="val4"/>
          <table:table-cell table:style-name="ce78" table:content-validation-name="val5"/>
          <table:table-cell table:style-name="ce81" table:content-validation-name="val6" office:value-type="string" calcext:value-type="string">
            <text:p>Phase 2 result</text:p>
          </table:table-cell>
          <table:table-cell table:style-name="ce81" table:content-validation-name="val7"/>
          <table:table-cell table:style-name="ce78" table:content-validation-name="val2"/>
          <table:table-cell table:style-name="ce81" table:content-validation-name="val9" office:value-type="string" calcext:value-type="string">
            <text:p>Phase 3 result</text:p>
          </table:table-cell>
          <table:table-cell table:style-name="ce81" table:content-validation-name="val10"/>
          <table:table-cell table:style-name="ce78" table:content-validation-name="val2"/>
          <table:table-cell table:style-name="ce81" table:content-validation-name="val11" office:value-type="string" calcext:value-type="string">
            <text:p>Phase 4 result</text:p>
          </table:table-cell>
          <table:table-cell table:style-name="ce81" table:content-validation-name="val12"/>
          <table:table-cell table:style-name="ce78" table:content-validation-name="val2"/>
          <table:table-cell table:style-name="ce81" table:content-validation-name="val13" office:value-type="string" calcext:value-type="string">
            <text:p>Phase 5 result</text:p>
          </table:table-cell>
          <table:table-cell table:style-name="ce81" table:content-validation-name="val14"/>
          <table:table-cell table:style-name="ce121" table:content-validation-name="val15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Specialties of this sheet: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...It should be impossible to edit columns A – C since they’re handled / generated from Master Action List?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The code should add some marking on the unused phases of the animation for clarity. (see column K)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<text:s text:c="4"/>This is accomplished by cross-referencing the Phases number from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Code should automatically apply conditional formatting based on the rules in Reactions shee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Validation should not be strict because it’s sometimes necessary to add variation tags to the animations?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Different functions: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Refresh”.</text:p>
          </table:table-cell>
          <table:table-cell table:style-name="ce136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 office:value-type="string" calcext:value-type="string">
              <text:p>Mutual</text:p>
            </table:table-cell>
            <table:table-cell table:style-name="ce74" table:content-validation-name="val3"/>
            <table:table-cell table:style-name="ce84" table:content-validation-name="val4"/>
            <table:table-cell table:style-name="ce69" table:content-validation-name="val5" office:value-type="string" calcext:value-type="string">
              <text:p>Mutual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Mutual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 office:value-type="string" calcext:value-type="string">
              <text:p>The code then adds lines non-destructively or deletes rows that are no longer needed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Fall</text:p>
            </table:table-cell>
            <table:table-cell table:style-name="ce70" table:content-validation-name="val2" office:value-type="string" calcext:value-type="string">
              <text:p>Impossible?</text:p>
            </table:table-cell>
            <table:table-cell table:style-name="ce74" table:content-validation-name="val3"/>
            <table:table-cell table:style-name="ce84" table:content-validation-name="val4"/>
            <table:table-cell table:style-name="ce86" table:content-validation-name="val2" office:value-type="string" calcext:value-type="string">
              <text:p>Impossible?</text:p>
            </table:table-cell>
            <table:table-cell table:style-name="ce79" table:content-validation-name="val6"/>
            <table:table-cell table:style-name="ce91" table:content-validation-name="val7"/>
            <table:table-cell table:style-name="ce92" table:content-validation-name="val2" office:value-type="string" calcext:value-type="string">
              <text:p>Impossible?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4" table:content-validation-name="val15" office:value-type="string" calcext:value-type="string">
              <text:p>”Refresh columns”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36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Generate inputs”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u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nd print various inputs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Switch animatio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Jump (Ground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Generate variations”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Idle (Airborne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ccording to the rules of Modifier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Grab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Block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Magic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Add conditional formatting”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delete existing rules for conditional formatting.</text:p>
          </table:table-cell>
          <table:table-cell table:style-name="ce136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3" table:content-validation-name="val15" office:value-type="string" calcext:value-type="string">
              <text:p>2. find new rules for conditional formatting from Reactions sheet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3. apply new rules for conditional formatting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n animation”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 office:value-type="string" calcext:value-type="string">
              <text:p>a combination of the above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ll animations + add conditional formatting”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99" table:content-validation-name="val9"/>
          <table:table-cell table:style-name="ce105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Default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9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9"/>
        </table:table-row>
        <calcext:conditional-formats>
          <calcext:conditional-format calcext:target-range-address="'Mechanics Test'.D2:'Mechanics Test'.AF3 'Mechanics Test'.D155:'Mechanics Test'.AF2215 'Mechanics Test'.D105:'Mechanics Test'.R154 'Mechanics Test'.T105:'Mechanics Test'.AF154 'Mechanics Test'.D51:'Mechanics Test'.AF104 'Mechanics Test'.D4:'Mechanics Test'.R22 'Mechanics Test'.T4:'Mechanics Test'.AF50 'Mechanics Test'.D24:'Mechanics Test'.R50 'Mechanics Test'.D23:'Mechanics Test'.F23 'Mechanics Test'.K23:'Mechanics Test'.R23 'Mechanics Test'.H23:'Mechanics Test'.I23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30:'Mechanics Test'.S61 'Mechanics Test'.S4:'Mechanics Test'.S20 'Mechanics Test'.S22:'Mechanics Test'.S25">
            <calcext:condition calcext:apply-style-name="Red bg" calcext:value="=&quot;Cancels&quot;" calcext:base-cell-address="'Mechanics Test'.S4"/>
            <calcext:condition calcext:apply-style-name="Light orange bg" calcext:value="=&quot;Follows&quot;" calcext:base-cell-address="'Mechanics Test'.S4"/>
            <calcext:condition calcext:apply-style-name="Yellow bg" calcext:value="=&quot;Buffers&quot;" calcext:base-cell-address="'Mechanics Test'.S4"/>
            <calcext:condition calcext:apply-style-name="Light blue bg" calcext:value="=&quot;Mutual&quot;" calcext:base-cell-address="'Mechanics Test'.S4"/>
            <calcext:condition calcext:apply-style-name="Green bg" calcext:value="=&quot;Special&quot;" calcext:base-cell-address="'Mechanics Test'.S4"/>
            <calcext:condition calcext:apply-style-name="Blue bg" calcext:value="=&quot;Prereq&quot;" calcext:base-cell-address="'Mechanics Test'.S4"/>
            <calcext:condition calcext:apply-style-name="Light gray bg" calcext:value="=&quot;Impossible?&quot;" calcext:base-cell-address="'Mechanics Test'.S4"/>
            <calcext:condition calcext:apply-style-name="Dark gray bg" calcext:value="=&quot;§§§&quot;" calcext:base-cell-address="'Mechanics Test'.S4"/>
            <calcext:condition calcext:apply-style-name="Dark gray bg" calcext:value="contains-text(&quot;!!&quot;)" calcext:base-cell-address="'Mechanics Test'.S4"/>
            <calcext:condition calcext:apply-style-name="Purple bg" calcext:value="=&quot;???&quot;" calcext:base-cell-address="'Mechanics Test'.S4"/>
            <calcext:condition calcext:apply-style-name="Light gray bg" calcext:value="=&quot;No effect&quot;" calcext:base-cell-address="'Mechanics Test'.S4"/>
          </calcext:conditional-format>
          <calcext:conditional-format calcext:target-range-address="'Mechanics Test'.G23:'Mechanics Test'.G23">
            <calcext:condition calcext:apply-style-name="Red bg" calcext:value="=&quot;Cancels&quot;" calcext:base-cell-address="'Mechanics Test'.G23"/>
            <calcext:condition calcext:apply-style-name="Light orange bg" calcext:value="=&quot;Follows&quot;" calcext:base-cell-address="'Mechanics Test'.G23"/>
            <calcext:condition calcext:apply-style-name="Yellow bg" calcext:value="=&quot;Buffers&quot;" calcext:base-cell-address="'Mechanics Test'.G23"/>
            <calcext:condition calcext:apply-style-name="Light blue bg" calcext:value="=&quot;Mutual&quot;" calcext:base-cell-address="'Mechanics Test'.G23"/>
            <calcext:condition calcext:apply-style-name="Green bg" calcext:value="=&quot;Special&quot;" calcext:base-cell-address="'Mechanics Test'.G23"/>
            <calcext:condition calcext:apply-style-name="Blue bg" calcext:value="=&quot;Prereq&quot;" calcext:base-cell-address="'Mechanics Test'.G23"/>
            <calcext:condition calcext:apply-style-name="Light gray bg" calcext:value="=&quot;Impossible?&quot;" calcext:base-cell-address="'Mechanics Test'.G23"/>
            <calcext:condition calcext:apply-style-name="Dark gray bg" calcext:value="=&quot;§§§&quot;" calcext:base-cell-address="'Mechanics Test'.G23"/>
            <calcext:condition calcext:apply-style-name="Dark gray bg" calcext:value="contains-text(&quot;!!&quot;)" calcext:base-cell-address="'Mechanics Test'.G23"/>
            <calcext:condition calcext:apply-style-name="Purple bg" calcext:value="=&quot;???&quot;" calcext:base-cell-address="'Mechanics Test'.G23"/>
            <calcext:condition calcext:apply-style-name="Light gray bg" calcext:value="=&quot;No effect&quot;" calcext:base-cell-address="'Mechanics Test'.G23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</calcext:conditional-formats>
      </table:table>
      <table:table table:name="Simultaneous Test" table:style-name="ta1">
        <office:forms form:automatic-focus="false" form:apply-design-mode="false"/>
        <table:table-column table:style-name="co33" table:default-cell-style-name="Default"/>
        <table:table-column table:style-name="co19" table:number-columns-repeated="12" table:default-cell-style-name="Default"/>
        <table:table-row table:style-name="ro1">
          <table:table-cell table:style-name="ce137"/>
          <table:table-cell table:style-name="ce137" table:content-validation-name="val16" office:value-type="string" calcext:value-type="string">
            <text:p>Attack s1</text:p>
          </table:table-cell>
          <table:table-cell table:style-name="ce137"/>
          <table:table-cell table:style-name="ce137" table:content-validation-name="val17" office:value-type="string" calcext:value-type="string">
            <text:p>Attack s2</text:p>
          </table:table-cell>
          <table:table-cell table:style-name="ce137"/>
          <table:table-cell table:style-name="ce137" table:content-validation-name="val18" office:value-type="string" calcext:value-type="string">
            <text:p>Attack s3</text:p>
          </table:table-cell>
          <table:table-cell table:style-name="ce137"/>
          <table:table-cell table:style-name="ce137" table:content-validation-name="val19" office:value-type="string" calcext:value-type="string">
            <text:p>Attack s4</text:p>
          </table:table-cell>
          <table:table-cell table:style-name="ce137"/>
          <table:table-cell table:style-name="ce137" table:content-validation-name="val20" office:value-type="string" calcext:value-type="string">
            <text:p>Swim</text:p>
          </table:table-cell>
          <table:table-cell table:style-name="ce137"/>
          <table:table-cell table:style-name="ce137" table:content-validation-name="val21" office:value-type="string" calcext:value-type="string">
            <text:p>Rush</text:p>
          </table:table-cell>
          <table:table-cell table:style-name="ce137"/>
        </table:table-row>
        <table:table-row table:style-name="ro1">
          <table:table-cell table:style-name="ce137" office:value-type="string" calcext:value-type="string">
            <text:p>Attack s1</text:p>
          </table:table-cell>
          <table:table-cell table:style-name="ce138" table:content-validation-name="val16" office:value-type="string" calcext:value-type="string">
            <text:p>Impossible?</text:p>
          </table:table-cell>
          <table:table-cell table:style-name="ce15"/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73" table:content-validation-name="val19"/>
          <table:table-cell table:style-name="ce73"/>
          <table:table-cell table:style-name="ce139" table:content-validation-name="val20" office:value-type="string" calcext:value-type="string">
            <text:p>Special</text:p>
          </table:table-cell>
          <table:table-cell table:style-name="ce73" office:value-type="string" calcext:value-type="string">
            <text:p>Attack xy</text:p>
          </table:table-cell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Attack s2</text:p>
          </table:table-cell>
          <table:table-cell table:style-name="ce73" table:content-validation-name="val16"/>
          <table:table-cell table:style-name="ce73"/>
          <table:table-cell table:style-name="ce138" table:content-validation-name="val17" office:value-type="string" calcext:value-type="string">
            <text:p>Impossible?</text:p>
          </table:table-cell>
          <table:table-cell table:style-name="ce15"/>
          <table:table-cell table:style-name="ce139" table:content-validation-name="val18" office:value-type="string" calcext:value-type="string">
            <text:p>Special</text:p>
          </table:table-cell>
          <table:table-cell table:style-name="ce73" office:value-type="string" calcext:value-type="string">
            <text:p>Attack zy</text:p>
          </table:table-cell>
          <table:table-cell table:style-name="ce73" table:content-validation-name="val19"/>
          <table:table-cell table:style-name="ce73"/>
          <table:table-cell table:style-name="ce73" table:content-validation-name="val20"/>
          <table:table-cell table:style-name="ce73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Attack s3</text:p>
          </table:table-cell>
          <table:table-cell table:style-name="ce73" table:content-validation-name="val16"/>
          <table:table-cell table:style-name="ce73"/>
          <table:table-cell table:style-name="ce139" table:content-validation-name="val17" office:value-type="string" calcext:value-type="string">
            <text:p>Special</text:p>
          </table:table-cell>
          <table:table-cell table:style-name="ce73" office:value-type="string" calcext:value-type="string">
            <text:p>Attack zy</text:p>
          </table:table-cell>
          <table:table-cell table:style-name="ce138" table:content-validation-name="val18" office:value-type="string" calcext:value-type="string">
            <text:p>Impossible?</text:p>
          </table:table-cell>
          <table:table-cell table:style-name="ce15"/>
          <table:table-cell table:style-name="ce73" table:content-validation-name="val19"/>
          <table:table-cell table:style-name="ce73"/>
          <table:table-cell table:style-name="ce73" table:content-validation-name="val20"/>
          <table:table-cell table:style-name="ce73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Attack s4</text:p>
          </table:table-cell>
          <table:table-cell table:style-name="ce73" table:content-validation-name="val16"/>
          <table:table-cell table:style-name="ce73"/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138" table:content-validation-name="val19" office:value-type="string" calcext:value-type="string">
            <text:p>Impossible?</text:p>
          </table:table-cell>
          <table:table-cell table:style-name="ce15"/>
          <table:table-cell table:style-name="ce73" table:content-validation-name="val20"/>
          <table:table-cell table:style-name="ce73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Swim</text:p>
          </table:table-cell>
          <table:table-cell table:style-name="ce139" table:content-validation-name="val16" office:value-type="string" calcext:value-type="string">
            <text:p>Special</text:p>
          </table:table-cell>
          <table:table-cell table:style-name="ce73" office:value-type="string" calcext:value-type="string">
            <text:p>Attack xy</text:p>
          </table:table-cell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73" table:content-validation-name="val19"/>
          <table:table-cell table:style-name="ce73"/>
          <table:table-cell table:style-name="ce138" table:content-validation-name="val20" office:value-type="string" calcext:value-type="string">
            <text:p>Impossible?</text:p>
          </table:table-cell>
          <table:table-cell table:style-name="ce15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Rush</text:p>
          </table:table-cell>
          <table:table-cell table:style-name="ce73" table:content-validation-name="val16"/>
          <table:table-cell table:style-name="ce73"/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73" table:content-validation-name="val19"/>
          <table:table-cell table:style-name="ce73"/>
          <table:table-cell table:style-name="ce73" table:content-validation-name="val20"/>
          <table:table-cell table:style-name="ce73"/>
          <table:table-cell table:style-name="ce138" table:content-validation-name="val21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1" office:value-type="string" calcext:value-type="string">
            <text:p>Specialties of this sheet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1"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1" office:value-type="string" calcext:value-type="string">
            <text:p>Different functions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54" office:value-type="string" calcext:value-type="string">
            <text:p>”Refresh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4" office:value-type="string" calcext:value-type="string">
            <text:p>”generate list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4" office:value-type="string" calcext:value-type="string">
            <text:p>”fill opposite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a single cell – or a group of cells? - is selecte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should be automatic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4" office:value-type="string" calcext:value-type="string">
            <text:p>”Add conditional formatting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delete existing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find new rules for conditional formatting from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apply new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104852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30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47" office:value-type="string" calcext:value-type="string">
            <text:p>Modifier / Buffer full name</text:p>
          </table:table-cell>
          <table:table-cell table:style-name="ce147" office:value-type="string" calcext:value-type="string">
            <text:p>Short name</text:p>
          </table:table-cell>
          <table:table-cell table:style-name="ce147" office:value-type="string" calcext:value-type="string">
            <text:p>Color</text:p>
          </table:table-cell>
          <table:table-cell table:style-name="ce147" office:value-type="string" calcext:value-type="string">
            <text:p>Ignore in Mechanics Listing?</text:p>
          </table:table-cell>
          <table:table-cell table:style-name="ce147" office:value-type="string" calcext:value-type="string">
            <text:p>Ignore in simultaneous testing?</text:p>
          </table:table-cell>
          <table:table-cell table:style-name="ce147" office:value-type="string" calcext:value-type="string">
            <text:p>Rules:</text:p>
          </table:table-cell>
          <table:table-cell table:style-name="ce147" office:value-type="string" calcext:value-type="string">
            <text:p>Explanation for user</text:p>
          </table:table-cell>
          <table:table-cell table:style-name="ce186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(Default)</text:p>
          </table:table-cell>
          <table:table-cell office:value-type="string" calcext:value-type="string">
            <text:p>&lt;Def&gt;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 Active</text:p>
          </table:table-cell>
          <table:table-cell office:value-type="string" calcext:value-type="string">
            <text:p>&lt;Rage&gt;</text:p>
          </table:table-cell>
          <table:table-cell table:style-name="ce183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&lt;Test&gt;</text:p>
          </table:table-cell>
          <table:table-cell table:style-name="ce18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ient Air Momentum</text:p>
          </table:table-cell>
          <table:table-cell office:value-type="string" calcext:value-type="string">
            <text:p>&lt;LAM&gt;</text:p>
          </table:table-cell>
          <table:table-cell table:style-name="ce18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 sound effect</text:p>
          </table:table-cell>
          <table:table-cell office:value-type="string" calcext:value-type="string">
            <text:p>&lt;BLAM&gt;</text:p>
          </table:table-cell>
          <table:table-cell table:style-name="ce185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1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actions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47" office:value-type="string" calcext:value-type="string">
            <text:p>Reactions list:</text:p>
          </table:table-cell>
          <table:table-cell table:style-name="ce147" office:value-type="string" calcext:value-type="string">
            <text:p>Color</text:p>
          </table:table-cell>
          <table:table-cell table:number-columns-repeated="2" table:style-name="ce147" office:value-type="string" calcext:value-type="string">
            <text:p>Explanation for the user:</text:p>
          </table:table-cell>
        </table:table-row>
        <table:table-row table:style-name="ro1">
          <table:table-cell table:style-name="ce187" office:value-type="string" calcext:value-type="string">
            <text:p>Undecided</text:p>
          </table:table-cell>
          <table:table-cell table:style-name="ce187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87" office:value-type="string" calcext:value-type="string">
            <text:p>No effect</text:p>
          </table:table-cell>
          <table:table-cell table:style-name="ce184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87" office:value-type="string" calcext:value-type="string">
            <text:p>Impossible?</text:p>
          </table:table-cell>
          <table:table-cell table:style-name="ce188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87" office:value-type="string" calcext:value-type="string">
            <text:p>Prereq</text:p>
          </table:table-cell>
          <table:table-cell table:style-name="ce1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87" office:value-type="string" calcext:value-type="string">
            <text:p>Mutual</text:p>
          </table:table-cell>
          <table:table-cell table:style-name="ce19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87" office:value-type="string" calcext:value-type="string">
            <text:p>Special</text:p>
          </table:table-cell>
          <table:table-cell table:style-name="ce1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1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87" office:value-type="string" calcext:value-type="string">
            <text:p>Buffers</text:p>
          </table:table-cell>
          <table:table-cell table:style-name="ce1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87" office:value-type="string" calcext:value-type="string">
            <text:p>Follows</text:p>
          </table:table-cell>
          <table:table-cell table:style-name="ce1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87" office:value-type="string" calcext:value-type="string">
            <text:p>???</text:p>
          </table:table-cell>
          <table:table-cell table:style-name="ce1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87" office:value-type="string" calcext:value-type="string">
            <text:p>---</text:p>
          </table:table-cell>
          <table:table-cell table:style-name="ce187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19"/>
          <table:table-cell/>
        </table:table-row>
      </table:table>
      <table:table table:name="Target List" table:style-name="ta1">
        <table:table-column table:style-name="co2" table:default-cell-style-name="ce73"/>
        <table:table-column table:style-name="co3" table:default-cell-style-name="ce95"/>
        <table:table-column table:style-name="co4" table:default-cell-style-name="ce98"/>
        <table:table-column table:style-name="co12" table:default-cell-style-name="ce98"/>
        <table:table-column table:style-name="co12" table:default-cell-style-name="ce73"/>
        <table:table-column table:style-name="co13" table:default-cell-style-name="ce73"/>
        <table:table-column table:style-name="co14" table:default-cell-style-name="ce145"/>
        <table:table-column table:style-name="co15" table:number-columns-repeated="2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number-columns-repeated="874" table:default-cell-style-name="ce145"/>
        <table:table-row table:style-name="ro1">
          <table:table-cell table:style-name="ce72" office:value-type="string" calcext:value-type="string">
            <text:p>Target Name</text:p>
          </table:table-cell>
          <table:table-cell table:style-name="ce93" office:value-type="string" calcext:value-type="string">
            <text:p>Type</text:p>
          </table:table-cell>
          <table:table-cell table:style-name="ce97" office:value-type="string" calcext:value-type="string">
            <text:p>Color</text:p>
          </table:table-cell>
          <table:table-cell table:style-name="ce97" office:value-type="string" calcext:value-type="string">
            <text:p>Modifier</text:p>
          </table:table-cell>
          <table:table-cell table:style-name="ce72" office:value-type="string" calcext:value-type="string">
            <text:p>Full Name</text:p>
          </table:table-cell>
          <table:table-cell table:style-name="ce72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69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102" table:number-columns-repeated="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102" table:number-columns-repeated="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1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2" table:number-columns-repeated="106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3" table:number-columns-repeated="106"/>
          <table:table-cell table:number-columns-repeated="774"/>
        </table:table-row>
        <table:table-row table:style-name="ro1" table:number-rows-repeated="11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4" office:value-type="string" calcext:value-type="string">
            <text:p>Specialties of this sheet: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4"/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27" office:value-type="string" calcext:value-type="string">
            <text:p>It’s a list of targets that is used in Attack Reactions (or similarly named) list.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style-name="ce75"/>
          <table:table-cell table:style-name="ce96"/>
          <table:table-cell table:style-name="ce102" table:number-columns-repeated="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table:style-name="ce75"/>
          <table:table-cell table:style-name="ce96"/>
          <table:table-cell table:style-name="ce102" table:number-columns-repeated="2"/>
          <table:table-cell table:number-columns-repeated="2"/>
          <table:table-cell table:style-name="ce170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0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170" table:number-columns-repeated="105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41" office:value-type="string" calcext:value-type="string">
            <text:p>Different functions: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6" office:value-type="string" calcext:value-type="string">
            <text:p>”Generate”.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0" office:value-type="string" calcext:value-type="string">
            <text:p>The user generates a list that compares the targets listed here vs attacks that have the ”hit” column marked.</text:p>
          </table:table-cell>
          <table:table-cell table:style-name="ce170" table:number-columns-repeated="105"/>
          <table:table-cell table:number-columns-repeated="774"/>
        </table:table-row>
        <table:table-row table:style-name="ro1" table:number-rows-repeated="1928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70"/>
          <table:table-cell table:number-columns-repeated="879"/>
        </table:table-row>
        <table:table-row table:style-name="ro1" table:number-rows-repeated="1046601">
          <table:table-cell table:number-columns-repeated="886"/>
        </table:table-row>
        <table:table-row table:style-name="ro1">
          <table:table-cell table:number-columns-repeated="886"/>
        </table:table-row>
        <calcext:conditional-formats>
          <calcext:conditional-format calcext:target-range-address="'Target List'.H38:'Target List'.DH1971 'Target List'.G38:'Target List'.G38 'Target List'.G40:'Target List'.G1974 'Target List'.G3:'Target List'.DH8 'Target List'.G19:'Target List'.DH37 'Target List'.G10:'Target List'.DH12 'Target List'.G14:'Target List'.DH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H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H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H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H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18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O1:'Master Action List'.O1048576" table:orientation="column"/>
        <table:database-range table:name="__Anonymous_DB__2" table:target-range-address="'Master Action List'.O1:'Master Action List'.O1048576" table:orientation="column"/>
        <table:database-range table:name="__Anonymous_DB__3" table:target-range-address="'Master Action List'.O1:'Master Action List'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.00.0000</text:date>, <text:time style:data-style-name="N2" text:time-value="19:55:38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21T21:24:50.723000000</dc:date>
    <meta:editing-duration>P6DT8H37M59S</meta:editing-duration>
    <meta:editing-cycles>1015</meta:editing-cycles>
    <meta:generator>LibreOffice/5.4.0.3$Windows_X86_64 LibreOffice_project/7556cbc6811c9d992f4064ab9287069087d7f62c</meta:generator>
    <meta:document-statistic meta:table-count="8" meta:cell-count="1081" meta:object-count="0"/>
  </office:meta>
</office:document-meta>
</file>